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0.1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cm" fo:min-width="0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4cm" fo:min-width="0.269cm"/>
    </style:style>
    <style:style style:name="gr8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11.717cm" svg:y="7.313cm">
          <draw:text-box>
            <text:p text:style-name="P1"><text:span text:style-name="T1">1</text:span></text:p>
          </draw:text-box>
        </draw:frame>
        <draw:frame draw:style-name="gr2" draw:text-style-name="P4" draw:layer="layout" svg:width="1cm" svg:height="0.645cm" svg:x="4.587cm" svg:y="3.453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5.836cm" svg:y="5.66cm">
          <draw:text-box>
            <text:p text:style-name="P1"><text:span text:style-name="T1">E</text:span></text:p>
          </draw:text-box>
        </draw:frame>
        <draw:line draw:style-name="gr3" draw:text-style-name="P1" draw:layer="layout" svg:x1="6.187cm" svg:y1="5.717cm" svg:x2="6.722cm" svg:y2="4.38cm">
          <text:p/>
        </draw:line>
        <draw:frame draw:style-name="gr1" draw:text-style-name="P2" draw:layer="layout" svg:width="1.582cm" svg:height="0.758cm" svg:x="4.428cm" svg:y="1.828cm">
          <draw:text-box>
            <text:p text:style-name="P1"><text:span text:style-name="T1">значит</text:span></text:p>
          </draw:text-box>
        </draw:frame>
        <draw:frame draw:style-name="gr1" draw:text-style-name="P6" draw:layer="layout" svg:width="11.555cm" svg:height="1.029cm" svg:x="1.7cm" svg:y="0.242cm">
          <draw:text-box>
            <text:p text:style-name="P5"><text:span text:style-name="T2">Значит, какой-то консенсус о том, что справедливо, в обществе все же </text:span></text:p>
            <text:p text:style-name="P5"><text:span text:style-name="T2">существует, но он не там, где выносятся судебные приговоры. </text:span></text:p>
          </draw:text-box>
        </draw:frame>
        <draw:frame draw:style-name="gr1" draw:text-style-name="P2" draw:layer="layout" svg:width="0.769cm" svg:height="0.758cm" svg:x="4.076cm" svg:y="4.895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9.459cm" svg:y="5.169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4.743cm" svg:y="2.277cm">
          <draw:text-box>
            <text:p text:style-name="P1"><text:span text:style-name="T1">1</text:span></text:p>
          </draw:text-box>
        </draw:frame>
        <draw:frame draw:style-name="gr1" draw:text-style-name="P2" draw:layer="layout" svg:width="0.777cm" svg:height="0.758cm" svg:x="4.818cm" svg:y="2.779cm">
          <draw:text-box>
            <text:p text:style-name="P1"><text:span text:style-name="T1">O</text:span></text:p>
          </draw:text-box>
        </draw:frame>
        <draw:line draw:style-name="gr3" draw:text-style-name="P1" draw:layer="layout" svg:x1="5.232cm" svg:y1="2.923cm" svg:x2="5.224cm" svg:y2="2.386cm">
          <text:p/>
        </draw:line>
        <draw:line draw:style-name="gr3" draw:text-style-name="P1" draw:layer="layout" svg:x1="5.197cm" svg:y1="4.186cm" svg:x2="5.196cm" svg:y2="3.399cm">
          <text:p/>
        </draw:line>
        <draw:line draw:style-name="gr3" draw:text-style-name="P1" draw:layer="layout" svg:x1="5.196cm" svg:y1="4.187cm" svg:x2="4.976cm" svg:y2="4.399cm">
          <text:p/>
        </draw:line>
        <draw:line draw:style-name="gr3" draw:text-style-name="P1" draw:layer="layout" svg:x1="4.395cm" svg:y1="3.399cm" svg:x2="5.895cm" svg:y2="3.399cm">
          <text:p/>
        </draw:line>
        <draw:line draw:style-name="gr3" draw:text-style-name="P1" draw:layer="layout" svg:x1="5.895cm" svg:y1="3.4cm" svg:x2="5.99cm" svg:y2="3.286cm">
          <text:p/>
        </draw:line>
        <draw:line draw:style-name="gr3" draw:text-style-name="P1" draw:layer="layout" svg:x1="4.304cm" svg:y1="3.512cm" svg:x2="4.399cm" svg:y2="3.398cm">
          <text:p/>
        </draw:line>
        <draw:line draw:style-name="gr3" draw:text-style-name="P1" draw:layer="layout" svg:x1="4.695cm" svg:y1="3.299cm" svg:x2="5.642cm" svg:y2="3.301cm">
          <text:p/>
        </draw:line>
        <draw:frame draw:style-name="gr4" draw:text-style-name="P2" draw:layer="layout" svg:width="3.55cm" svg:height="0.645cm" svg:x="5.086cm" svg:y="3.748cm">
          <draw:text-box>
            <text:p text:style-name="P1"><text:span text:style-name="T1">все же существует</text:span></text:p>
          </draw:text-box>
        </draw:frame>
        <draw:frame draw:style-name="gr1" draw:text-style-name="P2" draw:layer="layout" svg:width="0.769cm" svg:height="0.758cm" svg:x="5.222cm" svg:y="3.375cm">
          <draw:text-box>
            <text:p text:style-name="P1"><text:span text:style-name="T1">I</text:span></text:p>
          </draw:text-box>
        </draw:frame>
        <draw:frame draw:style-name="gr1" draw:text-style-name="P2" draw:layer="layout" svg:width="0.891cm" svg:height="0.758cm" svg:x="8.576cm" svg:y="3.755cm">
          <draw:text-box>
            <text:p text:style-name="P1"><text:span text:style-name="T1">но</text:span></text:p>
          </draw:text-box>
        </draw:frame>
        <draw:line draw:style-name="gr3" draw:text-style-name="P1" draw:layer="layout" svg:x1="9.363cm" svg:y1="4.12cm" svg:x2="9.596cm" svg:y2="4.12cm">
          <text:p/>
        </draw:line>
        <draw:frame draw:style-name="gr5" draw:text-style-name="P2" draw:layer="layout" svg:width="0.578cm" svg:height="0.645cm" svg:x="8.643cm" svg:y="3.339cm">
          <draw:text-box>
            <text:p text:style-name="P1"><text:span text:style-name="T1">j</text:span></text:p>
          </draw:text-box>
        </draw:frame>
        <draw:line draw:style-name="gr3" draw:text-style-name="P1" draw:layer="layout" svg:x1="8.464cm" svg:y1="4.12cm" svg:x2="8.697cm" svg:y2="4.12cm">
          <text:p/>
        </draw:line>
        <draw:frame draw:style-name="gr4" draw:text-style-name="P2" draw:id="id2" draw:layer="layout" svg:width="1.582cm" svg:height="0.645cm" svg:x="9.486cm" svg:y="3.749cm">
          <draw:text-box>
            <text:p text:style-name="P1"><text:span text:style-name="T1">не там</text:span></text:p>
          </draw:text-box>
        </draw:frame>
        <draw:frame draw:style-name="gr1" draw:text-style-name="P2" draw:layer="layout" svg:width="0.777cm" svg:height="0.758cm" svg:x="3.012cm" svg:y="5.74cm">
          <draw:text-box>
            <text:p text:style-name="P1"><text:span text:style-name="T1">O</text:span></text:p>
          </draw:text-box>
        </draw:frame>
        <draw:line draw:style-name="gr3" draw:text-style-name="P1" draw:layer="layout" svg:x1="3.426cm" svg:y1="5.884cm" svg:x2="6.722cm" svg:y2="4.402cm">
          <text:p/>
        </draw:line>
        <draw:frame draw:style-name="gr1" draw:text-style-name="P2" draw:layer="layout" svg:width="2.145cm" svg:height="0.758cm" svg:x="2.313cm" svg:y="6.04cm">
          <draw:text-box>
            <text:p text:style-name="P1"><text:span text:style-name="T1">консенсус</text:span></text:p>
          </draw:text-box>
        </draw:frame>
        <draw:frame draw:style-name="gr1" draw:text-style-name="P2" draw:layer="layout" svg:width="0.769cm" svg:height="0.758cm" svg:x="1.967cm" svg:y="7.586cm">
          <draw:text-box>
            <text:p text:style-name="P1"><text:span text:style-name="T1">A</text:span></text:p>
          </draw:text-box>
        </draw:frame>
        <draw:line draw:style-name="gr3" draw:text-style-name="P1" draw:layer="layout" svg:x1="2.333cm" svg:y1="7.705cm" svg:x2="3.437cm" svg:y2="6.546cm">
          <text:p/>
        </draw:line>
        <draw:frame draw:style-name="gr1" draw:text-style-name="P2" draw:layer="layout" svg:width="0.769cm" svg:height="0.758cm" svg:x="3.768cm" svg:y="7.586cm">
          <draw:text-box>
            <text:p text:style-name="P1"><text:span text:style-name="T1">A</text:span></text:p>
          </draw:text-box>
        </draw:frame>
        <draw:line draw:style-name="gr3" draw:text-style-name="P1" draw:layer="layout" svg:x1="4.134cm" svg:y1="7.705cm" svg:x2="3.414cm" svg:y2="6.524cm">
          <text:p/>
        </draw:line>
        <draw:frame draw:style-name="gr1" draw:text-style-name="P2" draw:layer="layout" svg:width="1.874cm" svg:height="0.758cm" svg:x="1.468cm" svg:y="7.886cm">
          <draw:text-box>
            <text:p text:style-name="P1"><text:span text:style-name="T1">какой-то</text:span></text:p>
          </draw:text-box>
        </draw:frame>
        <draw:line draw:style-name="gr3" draw:text-style-name="P1" draw:layer="layout" svg:x1="4.163cm" svg:y1="8.894cm" svg:x2="4.162cm" svg:y2="8.107cm">
          <text:p/>
        </draw:line>
        <draw:line draw:style-name="gr3" draw:text-style-name="P1" draw:layer="layout" svg:x1="4.162cm" svg:y1="8.895cm" svg:x2="3.942cm" svg:y2="9.107cm">
          <text:p/>
        </draw:line>
        <draw:line draw:style-name="gr3" draw:text-style-name="P1" draw:layer="layout" svg:x1="3.361cm" svg:y1="8.107cm" svg:x2="4.861cm" svg:y2="8.107cm">
          <text:p/>
        </draw:line>
        <draw:line draw:style-name="gr3" draw:text-style-name="P1" draw:layer="layout" svg:x1="4.861cm" svg:y1="8.108cm" svg:x2="4.956cm" svg:y2="7.994cm">
          <text:p/>
        </draw:line>
        <draw:line draw:style-name="gr3" draw:text-style-name="P1" draw:layer="layout" svg:x1="3.27cm" svg:y1="8.22cm" svg:x2="3.365cm" svg:y2="8.106cm">
          <text:p/>
        </draw:line>
        <draw:frame draw:style-name="gr6" draw:text-style-name="P2" draw:layer="layout" svg:width="0.853cm" svg:height="0.645cm" svg:x="4.027cm" svg:y="8.455cm">
          <draw:text-box>
            <text:p text:style-name="P1"><text:span text:style-name="T1">то</text:span></text:p>
          </draw:text-box>
        </draw:frame>
        <draw:frame draw:style-name="gr6" draw:text-style-name="P7" draw:layer="layout" svg:width="0.697cm" svg:height="0.645cm" svg:x="3.514cm" svg:y="8.141cm">
          <draw:text-box>
            <text:p text:style-name="P3"><text:span text:style-name="T1">о</text:span></text:p>
          </draw:text-box>
        </draw:frame>
        <draw:frame draw:style-name="gr7" draw:text-style-name="P2" draw:layer="layout" svg:width="0.777cm" svg:height="0.645cm" svg:x="4.039cm" svg:y="8.12cm">
          <draw:text-box>
            <text:p text:style-name="P1"><text:span text:style-name="T1">O</text:span></text:p>
          </draw:text-box>
        </draw:frame>
        <draw:frame draw:style-name="gr6" draw:text-style-name="P7" draw:layer="layout" svg:width="0.862cm" svg:height="0.645cm" svg:x="3.415cm" svg:y="8.442cm">
          <draw:text-box>
            <text:p text:style-name="P3"><text:span text:style-name="T1">-м</text:span></text:p>
          </draw:text-box>
        </draw:frame>
        <draw:line draw:style-name="gr3" draw:text-style-name="P1" draw:layer="layout" svg:x1="4.494cm" svg:y1="10.805cm" svg:x2="4.493cm" svg:y2="10.018cm">
          <text:p/>
        </draw:line>
        <draw:line draw:style-name="gr3" draw:text-style-name="P1" draw:layer="layout" svg:x1="4.493cm" svg:y1="10.806cm" svg:x2="4.273cm" svg:y2="11.018cm">
          <text:p/>
        </draw:line>
        <draw:line draw:style-name="gr3" draw:text-style-name="P1" draw:layer="layout" svg:x1="3.692cm" svg:y1="10.018cm" svg:x2="5.192cm" svg:y2="10.018cm">
          <text:p/>
        </draw:line>
        <draw:line draw:style-name="gr3" draw:text-style-name="P1" draw:layer="layout" svg:x1="5.192cm" svg:y1="10.019cm" svg:x2="5.287cm" svg:y2="9.905cm">
          <text:p/>
        </draw:line>
        <draw:line draw:style-name="gr3" draw:text-style-name="P1" draw:layer="layout" svg:x1="3.601cm" svg:y1="10.131cm" svg:x2="3.696cm" svg:y2="10.017cm">
          <text:p/>
        </draw:line>
        <draw:line draw:style-name="gr3" draw:text-style-name="P1" draw:layer="layout" svg:x1="3.992cm" svg:y1="9.918cm" svg:x2="4.939cm" svg:y2="9.92cm">
          <text:p/>
        </draw:line>
        <draw:frame draw:style-name="gr4" draw:text-style-name="P2" draw:layer="layout" svg:width="2.606cm" svg:height="0.645cm" svg:x="4.383cm" svg:y="10.367cm">
          <draw:text-box>
            <text:p text:style-name="P1"><text:span text:style-name="T1">справедливо</text:span></text:p>
          </draw:text-box>
        </draw:frame>
        <draw:frame draw:style-name="gr1" draw:text-style-name="P2" draw:layer="layout" svg:width="0.769cm" svg:height="0.758cm" svg:x="4.519cm" svg:y="9.994cm">
          <draw:text-box>
            <text:p text:style-name="P1"><text:span text:style-name="T1">А</text:span></text:p>
          </draw:text-box>
        </draw:frame>
        <draw:frame draw:style-name="gr1" draw:text-style-name="P2" draw:layer="layout" svg:width="1.035cm" svg:height="0.758cm" svg:x="3.59cm" svg:y="10.204cm">
          <draw:text-box>
            <text:p text:style-name="P1"><text:span text:style-name="T1">что</text:span></text:p>
          </draw:text-box>
        </draw:frame>
        <draw:frame draw:style-name="gr1" draw:text-style-name="P2" draw:layer="layout" svg:width="0.769cm" svg:height="0.758cm" svg:x="4.116cm" svg:y="9.403cm">
          <draw:text-box>
            <text:p text:style-name="P1"><text:span text:style-name="T1">A</text:span></text:p>
          </draw:text-box>
        </draw:frame>
        <draw:line draw:style-name="gr3" draw:text-style-name="P1" draw:layer="layout" svg:x1="4.482cm" svg:y1="9.522cm" svg:x2="4.474cm" svg:y2="8.985cm">
          <text:p/>
        </draw:line>
        <draw:line draw:style-name="gr3" draw:text-style-name="P1" draw:layer="layout" svg:x1="6.193cm" svg:y1="6.988cm" svg:x2="6.192cm" svg:y2="6.201cm">
          <text:p/>
        </draw:line>
        <draw:line draw:style-name="gr3" draw:text-style-name="P1" draw:layer="layout" svg:x1="6.192cm" svg:y1="6.989cm" svg:x2="5.972cm" svg:y2="7.201cm">
          <text:p/>
        </draw:line>
        <draw:line draw:style-name="gr3" draw:text-style-name="P1" draw:layer="layout" svg:x1="5.391cm" svg:y1="6.201cm" svg:x2="6.891cm" svg:y2="6.201cm">
          <text:p/>
        </draw:line>
        <draw:line draw:style-name="gr3" draw:text-style-name="P1" draw:layer="layout" svg:x1="6.891cm" svg:y1="6.202cm" svg:x2="6.986cm" svg:y2="6.088cm">
          <text:p/>
        </draw:line>
        <draw:line draw:style-name="gr3" draw:text-style-name="P1" draw:layer="layout" svg:x1="5.3cm" svg:y1="6.314cm" svg:x2="5.395cm" svg:y2="6.2cm">
          <text:p/>
        </draw:line>
        <draw:frame draw:style-name="gr6" draw:text-style-name="P2" draw:layer="layout" svg:width="2.094cm" svg:height="0.645cm" svg:x="6.057cm" svg:y="6.549cm">
          <draw:text-box>
            <text:p text:style-name="P1"><text:span text:style-name="T1">обществе</text:span></text:p>
          </draw:text-box>
        </draw:frame>
        <draw:frame draw:style-name="gr6" draw:text-style-name="P7" draw:layer="layout" svg:width="0.688cm" svg:height="0.645cm" svg:x="5.544cm" svg:y="6.335cm">
          <draw:text-box>
            <text:p text:style-name="P3"><text:span text:style-name="T1">в</text:span></text:p>
          </draw:text-box>
        </draw:frame>
        <draw:frame draw:style-name="gr7" draw:text-style-name="P2" draw:layer="layout" svg:width="0.777cm" svg:height="0.645cm" svg:x="6.069cm" svg:y="6.214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758cm" svg:x="9.596cm" svg:y="5.792cm">
          <draw:text-box>
            <text:p text:style-name="P1"><text:span text:style-name="T1">O</text:span></text:p>
          </draw:text-box>
        </draw:frame>
        <draw:line draw:style-name="gr3" draw:text-style-name="P1" draw:layer="layout" svg:x1="10.01cm" svg:y1="5.936cm" svg:x2="10.195cm" svg:y2="4.334cm">
          <text:p/>
        </draw:line>
        <draw:frame draw:style-name="gr1" draw:text-style-name="P2" draw:layer="layout" svg:width="0.891cm" svg:height="0.758cm" svg:x="9.497cm" svg:y="6.092cm">
          <draw:text-box>
            <text:p text:style-name="P1"><text:span text:style-name="T1">он</text:span></text:p>
          </draw:text-box>
        </draw:frame>
        <draw:frame draw:style-name="gr1" draw:text-style-name="P2" draw:layer="layout" svg:width="0.769cm" svg:height="0.758cm" svg:x="11.537cm" svg:y="5.76cm">
          <draw:text-box>
            <text:p text:style-name="P1"><text:span text:style-name="T1">E</text:span></text:p>
          </draw:text-box>
        </draw:frame>
        <draw:line draw:style-name="gr3" draw:text-style-name="P1" draw:layer="layout" svg:x1="11.838cm" svg:y1="5.793cm" svg:x2="10.196cm" svg:y2="4.334cm">
          <text:p/>
        </draw:line>
        <draw:line draw:style-name="gr3" draw:text-style-name="P1" draw:layer="layout" svg:x1="11.877cm" svg:y1="7.181cm" svg:x2="11.876cm" svg:y2="6.394cm">
          <text:p/>
        </draw:line>
        <draw:line draw:style-name="gr3" draw:text-style-name="P1" draw:layer="layout" svg:x1="11.876cm" svg:y1="7.182cm" svg:x2="11.656cm" svg:y2="7.394cm">
          <text:p/>
        </draw:line>
        <draw:line draw:style-name="gr3" draw:text-style-name="P1" draw:layer="layout" svg:x1="11.075cm" svg:y1="6.394cm" svg:x2="12.575cm" svg:y2="6.394cm">
          <text:p/>
        </draw:line>
        <draw:line draw:style-name="gr3" draw:text-style-name="P1" draw:layer="layout" svg:x1="12.575cm" svg:y1="6.395cm" svg:x2="12.67cm" svg:y2="6.281cm">
          <text:p/>
        </draw:line>
        <draw:line draw:style-name="gr3" draw:text-style-name="P1" draw:layer="layout" svg:x1="10.984cm" svg:y1="6.507cm" svg:x2="11.079cm" svg:y2="6.393cm">
          <text:p/>
        </draw:line>
        <draw:line draw:style-name="gr3" draw:text-style-name="P1" draw:layer="layout" svg:x1="11.375cm" svg:y1="6.294cm" svg:x2="12.322cm" svg:y2="6.296cm">
          <text:p/>
        </draw:line>
        <draw:frame draw:style-name="gr4" draw:text-style-name="P2" draw:layer="layout" svg:width="2.225cm" svg:height="0.645cm" svg:x="11.766cm" svg:y="6.743cm">
          <draw:text-box>
            <text:p text:style-name="P1"><text:span text:style-name="T1">выносятся</text:span></text:p>
          </draw:text-box>
        </draw:frame>
        <draw:frame draw:style-name="gr1" draw:text-style-name="P2" draw:layer="layout" svg:width="0.769cm" svg:height="0.758cm" svg:x="11.902cm" svg:y="6.37cm">
          <draw:text-box>
            <text:p text:style-name="P1"><text:span text:style-name="T1">I</text:span></text:p>
          </draw:text-box>
        </draw:frame>
        <draw:frame draw:style-name="gr1" draw:text-style-name="P2" draw:id="id1" draw:layer="layout" svg:width="1.01cm" svg:height="0.758cm" svg:x="10.973cm" svg:y="6.58cm">
          <draw:text-box>
            <text:p text:style-name="P1"><text:span text:style-name="T1">где</text:span></text:p>
          </draw:text-box>
        </draw:frame>
        <draw:frame draw:style-name="gr1" draw:text-style-name="P2" draw:layer="layout" svg:width="0.777cm" svg:height="0.758cm" svg:x="11.816cm" svg:y="7.708cm">
          <draw:text-box>
            <text:p text:style-name="P1"><text:span text:style-name="T1">O</text:span></text:p>
          </draw:text-box>
        </draw:frame>
        <draw:line draw:style-name="gr3" draw:text-style-name="P1" draw:layer="layout" svg:x1="12.23cm" svg:y1="7.852cm" svg:x2="12.222cm" svg:y2="7.315cm">
          <text:p/>
        </draw:line>
        <draw:frame draw:style-name="gr1" draw:text-style-name="P2" draw:layer="layout" svg:width="2.221cm" svg:height="0.758cm" svg:x="11.117cm" svg:y="8.008cm">
          <draw:text-box>
            <text:p text:style-name="P1"><text:span text:style-name="T1">приговоры</text:span></text:p>
          </draw:text-box>
        </draw:frame>
        <draw:frame draw:style-name="gr1" draw:text-style-name="P2" draw:layer="layout" svg:width="0.769cm" svg:height="0.758cm" svg:x="11.897cm" svg:y="9.011cm">
          <draw:text-box>
            <text:p text:style-name="P1"><text:span text:style-name="T1">A</text:span></text:p>
          </draw:text-box>
        </draw:frame>
        <draw:line draw:style-name="gr3" draw:text-style-name="P1" draw:layer="layout" svg:x1="12.263cm" svg:y1="9.13cm" svg:x2="12.255cm" svg:y2="8.593cm">
          <text:p/>
        </draw:line>
        <draw:frame draw:style-name="gr1" draw:text-style-name="P2" draw:layer="layout" svg:width="2.085cm" svg:height="0.758cm" svg:x="11.298cm" svg:y="9.311cm">
          <draw:text-box>
            <text:p text:style-name="P1"><text:span text:style-name="T1">судебные</text:span></text:p>
          </draw:text-box>
        </draw:frame>
        <draw:path draw:style-name="gr8" draw:text-style-name="P1" draw:layer="layout" svg:width="5.398cm" svg:height="3.164cm" draw:transform="skewX (6.76904318177334E-017) rotate (-2.62602239255017) translate (9.91600000888734cm 6.67200001568276cm)" svg:viewBox="0 0 5399 3165" svg:d="m0-21387c4760-1 5399 3165 5399 3165">
          <text:p/>
        </draw:path>
        <draw:connector draw:style-name="gr9" draw:text-style-name="P1" draw:layer="layout" draw:type="curve" svg:x1="10.973cm" svg:y1="6.959cm" svg:x2="10.277cm" svg:y2="4.394cm" draw:start-shape="id1" draw:start-glue-point="3" draw:end-shape="id2" draw:end-glue-point="2" svg:d="m10973 6959c-464 0-696-855-696-2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2:24:11</dc:date>
    <dc:creator>artur </dc:creator>
    <meta:editing-duration>PT24H20M05S</meta:editing-duration>
    <meta:editing-cycles>6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82"/>
  </office:meta>
</office:document-meta>
</file>